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744e" officeooo:paragraph-rsid="001e744e"/>
    </style:style>
    <style:style style:name="P2" style:family="paragraph" style:parent-style-name="Standard">
      <style:text-properties officeooo:rsid="001f0b40" officeooo:paragraph-rsid="001f0b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ified by tester1</text:p>
      <text:p text:style-name="P1"/>
      <text:p text:style-name="P2">window user modifies data in linux fil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30T15:48:57.009000000</dc:date>
    <meta:editing-duration>PT24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2" meta:word-count="10" meta:character-count="58" meta:non-whitespace-character-count="50"/>
  </office:meta>
</office:document-meta>
</file>